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354cm" fo:min-width="16.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618cm" fo:min-width="16.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036cm" fo:min-width="4.58cm"/>
    </style:style>
    <style:style style:name="gr6" style:family="graphic" style:parent-style-name="standard">
      <style:graphic-properties svg:stroke-color="#000000" draw:fill-color="#ff99ff" draw:textarea-horizontal-align="justify" draw:textarea-vertical-align="middle" draw:auto-grow-height="false" fo:min-height="2.036cm" fo:min-width="2.274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2.036cm" fo:min-width="2.27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3.30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5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99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111111"/>
      <style:paragraph-properties fo:text-align="center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51cm" svg:height="6.604cm" svg:x="0.508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1cm" svg:height="8.868cm" svg:x="0.508cm" svg:y="7.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73cm" svg:height="1.195cm" svg:x="0.518cm" svg:y="15.294cm">
          <draw:text-box>
            <text:p text:style-name="P2"><text:span text:style-name="T1">KERNEL</text:span></text:p>
          </draw:text-box>
        </draw:frame>
        <draw:frame draw:style-name="gr4" draw:text-style-name="P3" draw:layer="layout" svg:width="2.847cm" svg:height="1.195cm" svg:x="0.518cm" svg:y="6.394cm">
          <draw:text-box>
            <text:p text:style-name="P2"><text:span text:style-name="T1">USER</text:span></text:p>
          </draw:text-box>
        </draw:frame>
        <draw:custom-shape draw:style-name="gr5" draw:text-style-name="P5" draw:layer="layout" svg:width="5.08cm" svg:height="2.286cm" svg:x="3.556cm" svg:y="2.794cm">
          <text:p text:style-name="P4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74cm" svg:height="2.286cm" svg:x="8.636cm" svg:y="2.794cm">
          <text:p text:style-name="P4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74cm" svg:height="2.286cm" svg:x="11.336cm" svg:y="2.794cm">
          <text:p text:style-name="P4"><text:span text:style-name="T2">RODATA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88cm" svg:y1="6.35cm" svg:x2="12.954cm" svg:y2="6.35cm">
          <text:p/>
        </draw:line>
        <draw:line draw:style-name="gr8" draw:text-style-name="P8" draw:layer="layout" svg:x1="5.588cm" svg:y1="6.35cm" svg:x2="5.588cm" svg:y2="5.08cm">
          <text:p/>
        </draw:line>
        <draw:line draw:style-name="gr9" draw:text-style-name="P8" draw:layer="layout" svg:x1="12.954cm" svg:y1="6.35cm" svg:x2="12.954cm" svg:y2="5.08cm">
          <text:p/>
        </draw:line>
        <draw:custom-shape draw:style-name="gr10" draw:text-style-name="P9" draw:layer="layout" svg:width="0.508cm" svg:height="4.064cm" svg:x="7.43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0" draw:layer="layout" svg:width="14.281cm" svg:height="2.139cm" svg:x="2.54cm" svg:y="10.561cm">
          <draw:text-box>
            <text:list text:style-name="L2">
              <text:list-item>
                <text:p text:style-name="P2"><text:span text:style-name="T3">Check if access allowed</text:span></text:p>
              </text:list-item>
              <text:list-item>
                <text:p text:style-name="P2"><text:span text:style-name="T3">Emulate load instruction if allowed 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2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6.002cm" svg:height="2.969cm" svg:x="0.889cm" svg:y="0.708cm" presentation:class="title" presentation:placeholder="true">
        <draw:text-box/>
      </draw:frame>
      <draw:frame presentation:style-name="Default-outline1" draw:layer="backgroundobjects" svg:width="16.002cm" svg:height="10.312cm" svg:x="0.889cm" svg:y="4.16cm" presentation:class="outline" presentation:placeholder="true">
        <draw:text-box/>
      </draw:frame>
      <draw:frame presentation:style-name="Mpr1" draw:text-style-name="MP2" draw:layer="backgroundobjects" svg:width="4.143cm" svg:height="1.226cm" svg:x="0.889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636cm" svg:height="1.226cm" svg:x="6.08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43cm" svg:height="1.226cm" svg:x="12.747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4T15:34:20.495775196</dc:date>
    <meta:editing-duration>PT3H44M1S</meta:editing-duration>
    <meta:editing-cycles>233</meta:editing-cycles>
    <meta:generator>LibreOffice/5.1.4.2$Linux_X86_64 LibreOffice_project/10m0$Build-2</meta:generator>
    <meta:document-statistic meta:object-count="35"/>
  </office:meta>
</office:document-meta>
</file>